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0b53" officeooo:paragraph-rsid="00072669"/>
    </style:style>
    <style:style style:name="P2" style:family="paragraph" style:parent-style-name="Standard">
      <style:text-properties officeooo:rsid="00030b53" officeooo:paragraph-rsid="000780d5"/>
    </style:style>
    <style:style style:name="P3" style:family="paragraph" style:parent-style-name="Standard">
      <style:text-properties officeooo:rsid="000edde6" officeooo:paragraph-rsid="000edde6"/>
    </style:style>
    <style:style style:name="P4" style:family="paragraph" style:parent-style-name="Standard">
      <style:text-properties officeooo:rsid="000eee32" officeooo:paragraph-rsid="000eee32"/>
    </style:style>
    <style:style style:name="P5" style:family="paragraph" style:parent-style-name="Standard">
      <style:text-properties officeooo:rsid="00030b53" officeooo:paragraph-rsid="00030b53"/>
    </style:style>
    <style:style style:name="P6" style:family="paragraph" style:parent-style-name="Standard">
      <style:text-properties officeooo:rsid="00048563" officeooo:paragraph-rsid="00048563"/>
    </style:style>
    <style:style style:name="P7" style:family="paragraph" style:parent-style-name="Standard">
      <style:text-properties officeooo:rsid="0006a09a" officeooo:paragraph-rsid="0006a09a"/>
    </style:style>
    <style:style style:name="P8" style:family="paragraph" style:parent-style-name="Standard">
      <style:text-properties officeooo:rsid="0010183e" officeooo:paragraph-rsid="0010183e"/>
    </style:style>
    <style:style style:name="P9" style:family="paragraph" style:parent-style-name="Standard">
      <style:text-properties officeooo:rsid="0008a306" officeooo:paragraph-rsid="0008a306"/>
    </style:style>
    <style:style style:name="P10" style:family="paragraph" style:parent-style-name="Standard">
      <style:text-properties officeooo:rsid="0011f588" officeooo:paragraph-rsid="0011f588"/>
    </style:style>
    <style:style style:name="P11" style:family="paragraph" style:parent-style-name="Heading_20_3">
      <style:text-properties officeooo:rsid="0008a306" officeooo:paragraph-rsid="00156a51"/>
    </style:style>
    <style:style style:name="P12" style:family="paragraph" style:parent-style-name="Heading_20_3">
      <style:text-properties officeooo:rsid="0008a306" officeooo:paragraph-rsid="0008a306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officeooo:rsid="0008a306"/>
    </style:style>
    <style:style style:name="P14" style:family="paragraph" style:parent-style-name="Text_20_body" style:list-style-name="L1">
      <style:text-properties officeooo:rsid="0008a306"/>
    </style:style>
    <style:style style:name="P15" style:family="paragraph" style:parent-style-name="Heading_20_3">
      <style:text-properties officeooo:rsid="0008a306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rsid="0008a306"/>
    </style:style>
    <style:style style:name="P17" style:family="paragraph" style:parent-style-name="Text_20_body" style:list-style-name="L2">
      <style:text-properties officeooo:rsid="0008a306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officeooo:rsid="0008a306"/>
    </style:style>
    <style:style style:name="P19" style:family="paragraph" style:parent-style-name="Text_20_body" style:list-style-name="L3">
      <style:text-properties officeooo:rsid="0008a306"/>
    </style:style>
    <style:style style:name="P20" style:family="paragraph" style:parent-style-name="Text_20_body" style:list-style-name="L4">
      <style:paragraph-properties fo:margin-top="0cm" fo:margin-bottom="0cm" style:contextual-spacing="false"/>
      <style:text-properties officeooo:rsid="0008a306"/>
    </style:style>
    <style:style style:name="P21" style:family="paragraph" style:parent-style-name="Text_20_body" style:list-style-name="L4">
      <style:text-properties officeooo:rsid="0008a306"/>
    </style:style>
    <style:style style:name="P22" style:family="paragraph" style:parent-style-name="Text_20_body" style:list-style-name="L5">
      <style:text-properties officeooo:rsid="0008a306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officeooo:rsid="0008a306"/>
    </style:style>
    <style:style style:name="P24" style:family="paragraph" style:parent-style-name="Text_20_body" style:list-style-name="L6">
      <style:text-properties officeooo:rsid="0008a306" officeooo:paragraph-rsid="00156a51"/>
    </style:style>
    <style:style style:name="P25" style:family="paragraph" style:parent-style-name="Text_20_body" style:list-style-name="L7">
      <style:text-properties officeooo:rsid="0008a306" officeooo:paragraph-rsid="00156a51"/>
    </style:style>
    <style:style style:name="P26" style:family="paragraph" style:parent-style-name="Text_20_body" style:list-style-name="L8">
      <style:paragraph-properties fo:margin-top="0cm" fo:margin-bottom="0cm" style:contextual-spacing="false"/>
      <style:text-properties officeooo:rsid="0008a306"/>
    </style:style>
    <style:style style:name="P27" style:family="paragraph" style:parent-style-name="Text_20_body" style:list-style-name="L8">
      <style:text-properties officeooo:rsid="0008a306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officeooo:rsid="0008a306"/>
    </style:style>
    <style:style style:name="P29" style:family="paragraph" style:parent-style-name="Text_20_body" style:list-style-name="L9">
      <style:text-properties officeooo:rsid="0008a306"/>
    </style:style>
    <style:style style:name="P30" style:family="paragraph" style:parent-style-name="Text_20_body" style:list-style-name="L10">
      <style:paragraph-properties fo:margin-top="0cm" fo:margin-bottom="0cm" style:contextual-spacing="false"/>
      <style:text-properties officeooo:rsid="0008a306"/>
    </style:style>
    <style:style style:name="P31" style:family="paragraph" style:parent-style-name="Text_20_body" style:list-style-name="L10">
      <style:text-properties officeooo:rsid="0008a306"/>
    </style:style>
    <style:style style:name="P32" style:family="paragraph" style:parent-style-name="Text_20_body" style:list-style-name="L11">
      <style:text-properties officeooo:rsid="0008a306"/>
    </style:style>
    <style:style style:name="P33" style:family="paragraph" style:parent-style-name="Text_20_body" style:list-style-name="L12">
      <style:paragraph-properties fo:margin-top="0cm" fo:margin-bottom="0cm" style:contextual-spacing="false"/>
      <style:text-properties officeooo:rsid="0008a306"/>
    </style:style>
    <style:style style:name="P34" style:family="paragraph" style:parent-style-name="Text_20_body" style:list-style-name="L12">
      <style:text-properties officeooo:rsid="0008a306"/>
    </style:style>
    <style:style style:name="P35" style:family="paragraph" style:parent-style-name="Text_20_body" style:list-style-name="L13">
      <style:text-properties officeooo:rsid="0008a306"/>
    </style:style>
    <style:style style:name="P36" style:family="paragraph" style:parent-style-name="Text_20_body" style:list-style-name="L14">
      <style:paragraph-properties fo:margin-top="0cm" fo:margin-bottom="0cm" style:contextual-spacing="false"/>
      <style:text-properties officeooo:rsid="0008a306"/>
    </style:style>
    <style:style style:name="P37" style:family="paragraph" style:parent-style-name="Text_20_body" style:list-style-name="L14">
      <style:text-properties officeooo:rsid="0008a306"/>
    </style:style>
    <style:style style:name="P38" style:family="paragraph" style:parent-style-name="Text_20_body" style:list-style-name="L15">
      <style:paragraph-properties fo:margin-top="0cm" fo:margin-bottom="0cm" style:contextual-spacing="false"/>
      <style:text-properties officeooo:rsid="0008a306"/>
    </style:style>
    <style:style style:name="P39" style:family="paragraph" style:parent-style-name="Text_20_body" style:list-style-name="L15">
      <style:text-properties officeooo:rsid="0008a306"/>
    </style:style>
    <style:style style:name="P40" style:family="paragraph" style:parent-style-name="Text_20_body" style:list-style-name="L16">
      <style:paragraph-properties fo:margin-top="0cm" fo:margin-bottom="0cm" style:contextual-spacing="false"/>
      <style:text-properties officeooo:rsid="0008a306"/>
    </style:style>
    <style:style style:name="P41" style:family="paragraph" style:parent-style-name="Text_20_body" style:list-style-name="L16">
      <style:text-properties officeooo:rsid="0008a306"/>
    </style:style>
    <style:style style:name="P42" style:family="paragraph" style:parent-style-name="Text_20_body" style:list-style-name="L17">
      <style:paragraph-properties fo:margin-top="0cm" fo:margin-bottom="0cm" style:contextual-spacing="false"/>
      <style:text-properties officeooo:rsid="0008a306"/>
    </style:style>
    <style:style style:name="P43" style:family="paragraph" style:parent-style-name="Text_20_body" style:list-style-name="L17">
      <style:text-properties officeooo:rsid="0008a306"/>
    </style:style>
    <style:style style:name="P44" style:family="paragraph" style:parent-style-name="Text_20_body">
      <style:text-properties officeooo:rsid="0008a306"/>
    </style:style>
    <style:style style:name="P45" style:family="paragraph" style:parent-style-name="Text_20_body" style:list-style-name="L18">
      <style:paragraph-properties fo:margin-top="0cm" fo:margin-bottom="0cm" style:contextual-spacing="false"/>
      <style:text-properties officeooo:rsid="0008a306"/>
    </style:style>
    <style:style style:name="P46" style:family="paragraph" style:parent-style-name="Text_20_body" style:list-style-name="L18">
      <style:text-properties officeooo:rsid="0008a306"/>
    </style:style>
    <style:style style:name="T1" style:family="text">
      <style:text-properties officeooo:rsid="00072669"/>
    </style:style>
    <style:style style:name="T2" style:family="text">
      <style:text-properties officeooo:rsid="000780d5"/>
    </style:style>
    <style:style style:name="T3" style:family="text">
      <style:text-properties officeooo:rsid="000eee32"/>
    </style:style>
    <style:style style:name="T4" style:family="text">
      <style:text-properties officeooo:rsid="00048563"/>
    </style:style>
    <style:style style:name="T5" style:family="text">
      <style:text-properties officeooo:rsid="00112734"/>
    </style:style>
    <style:style style:name="T6" style:family="text">
      <style:text-properties officeooo:rsid="00131427"/>
    </style:style>
    <style:style style:name="T7" style:family="text">
      <style:text-properties officeooo:rsid="0013fd63"/>
    </style:style>
    <style:style style:name="T8" style:family="text">
      <style:text-properties officeooo:rsid="00156a51"/>
    </style:style>
    <style:style style:name="T9" style:family="text">
      <style:text-properties fo:font-weight="normal" officeooo:rsid="00156a51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unctional and Non-Functional Requirements <text:span text:style-name="T1">reminder</text:span></text:p>
      <text:p text:style-name="Subtitle">FR</text:p>
      <text:p text:style-name="P1">1 Customers:</text:p>
      <text:p text:style-name="P2">1.1 can see the price of an item</text:p>
      <text:p text:style-name="P2">1.2 add items to cart and modify quantity</text:p>
      <text:p text:style-name="P2">1.3 choose delivery or location options along with available time slots</text:p>
      <text:p text:style-name="P2">1.4 schedule recurring orders</text:p>
      <text:p text:style-name="P2">1.5 choose a delivery location</text:p>
      <text:p text:style-name="P2">1.6 cancel orders within an allowed window</text:p>
      <text:p text:style-name="P2">1.7 view order history</text:p>
      <text:p text:style-name="P1">2 Producers:</text:p>
      <text:p text:style-name="P2">2.1 create, edit and remove products</text:p>
      <text:p text:style-name="P2">2.2 manage stock levels</text:p>
      <text:p text:style-name="P2">2.3 view incoming orders</text:p>
      <text:p text:style-name="P2">2.4 set or adjust prices</text:p>
      <text:p text:style-name="P1">3 Admin</text:p>
      <text:p text:style-name="P2">3.1 create/manage user accounts, and assign roles and permissions to accounts</text:p>
      <text:p text:style-name="P2">3.2 manage and reschedule orders</text:p>
      <text:p text:style-name="P2">3.3 create/manage loyalty programs</text:p>
      <text:p text:style-name="P2">3.4 log audit trails</text:p>
      <text:p text:style-name="P1">4 System</text:p>
      <text:p text:style-name="P2">4.1 users can register and log in</text:p>
      <text:p text:style-name="P2">4.2 passwords are processed securely using encryption</text:p>
      <text:p text:style-name="P2">4.3 response times should be kept under a second</text:p>
      <text:p text:style-name="P2">4.4 provide accessible UI compatible with WCAG</text:p>
      <text:p text:style-name="P2">4.5 navigation bar will be displayed to all users</text:p>
      <text:p text:style-name="Subtitle">NFR</text:p>
      <text:p text:style-name="P1">1 Performance</text:p>
      <text:p text:style-name="P2">1.1 website will load pages within 3 seconds</text:p>
      <text:p text:style-name="P2"><text:span text:style-name="T2">1</text:span>.2 website will support multiple users at a time</text:p>
      <text:p text:style-name="P2">2 security</text:p>
      <text:p text:style-name="P2">2.1 user data will be stored securely</text:p>
      <text:p text:style-name="P2">2.2 the system will use a secure login authentication</text:p>
      <text:p text:style-name="P2">2.3 the website will comply with UK GDPA and DPA 2018</text:p>
      <text:p text:style-name="P2">3 usability</text:p>
      <text:p text:style-name="P2">3.1 the website will be easy to navigate and user-friendly</text:p>
      <text:p text:style-name="P2">3.2 product info will be clear and easy to understand</text:p>
      <text:p text:style-name="P2">3.3 users should be able to complete orders with minimal steps</text:p>
      <text:p text:style-name="P2">4 accessibility</text:p>
      <text:p text:style-name="P2">4.1 the website will be accessible to users with disabilities</text:p>
      <text:p text:style-name="P2">4.2 it will follow accessibility guidelines (good colour contrast and screen reader compatibility)</text:p>
      <text:p text:style-name="P2">4.3 compliance with the equality act 2010</text:p>
      <text:p text:style-name="P2">5 reliability</text:p>
      <text:p text:style-name="P2">5.1 available most of the time with minimal downtime</text:p>
      <text:p text:style-name="P2">5.2 orders and data should not be lost if an error occur</text:p>
      <text:p text:style-name="P3"><text:soft-page-break/>Websites I have used and why:</text:p>
      <text:p text:style-name="P3">Stack overflow – debugging</text:p>
      <text:p text:style-name="P3">Chatgpt – helps with commenting and error detecting/explaining</text:p>
      <text:p text:style-name="P3"/>
      <text:p text:style-name="P3"/>
      <text:p text:style-name="P3">Logs/<text:span text:style-name="T3">the process</text:span>:</text:p>
      <text:p text:style-name="P3">I started with a base website template from my github with a stylesheet and index, login , register and logout page.</text:p>
      <text:p text:style-name="P3">I also created the database that I will be using</text:p>
      <text:p text:style-name="P3">I then changed the colours to match my colour scheme.</text:p>
      <text:p text:style-name="P3">I then configured my registration and login to my new database</text:p>
      <text:p text:style-name="P3">I then created my about us page <text:span text:style-name="T3">and a non functioning order page – order page would be fully created on version 2</text:span>.</text:p>
      <text:p text:style-name="P4">I then decided that I had fininshed version 1 and moved onto version 2</text:p>
      <text:p text:style-name="P4"/>
      <text:p text:style-name="P3"/>
      <text:p text:style-name="P3"/>
      <text:p text:style-name="P3"/>
      <text:p text:style-name="P3"/>
      <text:p text:style-name="P5"/>
      <text:p text:style-name="P5"/>
      <text:p text:style-name="P5">Version 1:</text:p>
      <text:p text:style-name="P5"/>
      <text:p text:style-name="P5">I have created a functioning index, login, register, about us and logout page. I have also included a ordering page that displays a suitable message to say that it isn’t working yet.</text:p>
      <text:p text:style-name="P5"/>
      <text:p text:style-name="P5">I have included a database that has a customer account stored in it</text:p>
      <text:p text:style-name="P5"/>
      <text:p text:style-name="P5">as of yet the only checks in the registration page is that all the details must be filled out and <text:span text:style-name="T4">that the email used has not already been entered</text:span></text:p>
      <text:p text:style-name="P5"/>
      <text:p text:style-name="P6">the login page only checks that both an email and password have been entered and then checks if the user exists</text:p>
      <text:p text:style-name="P6"/>
      <text:p text:style-name="P7">FR’s accomplished – 4.1 – partial as producers cant, 4.2 4.3, 4.5</text:p>
      <text:p text:style-name="P7"/>
      <text:p text:style-name="P7">NFRs accomplished – 1.1,</text:p>
      <text:p text:style-name="P7"/>
      <text:p text:style-name="P7">User acceptance criteria – 1.1, 1.3.</text:p>
      <text:p text:style-name="P6"/>
      <text:p text:style-name="P6">For version 2 I intend to add a staff registration/login system, a staff stock management system – <text:span text:style-name="T1">FR 2.1, 2.2 and 2.4.</text:span> and also complete the ordering system <text:span text:style-name="T1">FR 1.1, 1.2, 1.3, 1.5, 1.6, 2.3.</text:span></text:p>
      <text:p text:style-name="P6"/>
      <text:p text:style-name="P7">I will also change the colour/formatting of the website so that it is much more visually pleasing and much more accessible to others.</text:p>
      <text:p text:style-name="P6"/>
      <text:p text:style-name="P6"/>
      <text:p text:style-name="P6"/>
      <text:p text:style-name="P8">Version 2:</text:p>
      <text:p text:style-name="P8"/>
      <text:p text:style-name="P8">I have managed to create a staff registration and login system, from there they can now view their stock and delete/change details of said stock. <text:span text:style-name="T5">Users can now order items and check their cart, while </text:span><text:soft-page-break/><text:span text:style-name="T5">ordering if they order too much stock then the system will prevent them from ordering so that stock numbers don’t go into the negatives</text:span></text:p>
      <text:p text:style-name="P9"/>
      <text:p text:style-name="P10">I realised that my original colour scheme was too yellow and my greens weren’t nice to look at so I switched the colours around and made the green a nicer shade so that users would like how the website looked. – I also made it so that clickable buttons are highlighted when hovered over.</text:p>
      <text:p text:style-name="P9"><text:span text:style-name="T6">At the end I did some testing and relised that my order </text:span><text:span text:style-name="T7">and login systems were bugged, this is because I accidentally switched them with different files</text:span><text:line-break/><text:span text:style-name="T7">my complete order button doesn’t do anything</text:span></text:p>
      <text:p text:style-name="P9"><text:span text:style-name="Strong_20_Emphasis"/></text:p>
      <text:h text:style-name="P11" text:outline-level="3"><text:span text:style-name="Strong_20_Emphasis"><text:span text:style-name="T8">Frs I have met</text:span></text:span></text:h>
      <text:h text:style-name="P12" text:outline-level="3"><text:span text:style-name="Strong_20_Emphasis">1 Customers</text:span></text:h>
      <text:list text:style-name="L1">
        <text:list-item>
          <text:p text:style-name="P13"><text:span text:style-name="Strong_20_Emphasis">1.1</text:span> I can see the price of an item </text:p>
        </text:list-item>
        <text:list-item>
          <text:p text:style-name="P14"><text:span text:style-name="Strong_20_Emphasis">1.2</text:span> I can add items to cart and modify quantity </text:p>
        </text:list-item>
      </text:list>
      <text:h text:style-name="P15" text:outline-level="3"><text:span text:style-name="Strong_20_Emphasis">2 Producers</text:span></text:h>
      <text:list text:style-name="L2">
        <text:list-item>
          <text:p text:style-name="P16"><text:span text:style-name="Strong_20_Emphasis">2.1</text:span> I can create, edit and remove products </text:p>
        </text:list-item>
        <text:list-item>
          <text:p text:style-name="P16"><text:span text:style-name="Strong_20_Emphasis">2.2</text:span> I can manage stock levels </text:p>
        </text:list-item>
        <text:list-item>
          <text:p text:style-name="P17"><text:span text:style-name="Strong_20_Emphasis">2.4</text:span> I can set or adjust prices </text:p>
        </text:list-item>
      </text:list>
      <text:h text:style-name="P15" text:outline-level="3"><text:span text:style-name="Strong_20_Emphasis">4 System</text:span></text:h>
      <text:list text:style-name="L3">
        <text:list-item>
          <text:p text:style-name="P18"><text:span text:style-name="Strong_20_Emphasis">4.1</text:span> I can register and log in </text:p>
        </text:list-item>
        <text:list-item>
          <text:p text:style-name="P19"><text:span text:style-name="Strong_20_Emphasis">4.2</text:span> Passwords are processed securely</text:p>
        </text:list-item>
      </text:list>
      <text:p text:style-name="Subtitle"><text:span text:style-name="Strong_20_Emphasis">FRs I have partially completed</text:span></text:p>
      <text:h text:style-name="P15" text:outline-level="3"><text:span text:style-name="Strong_20_Emphasis">1 Customers</text:span></text:h>
      <text:list text:style-name="L4">
        <text:list-item>
          <text:p text:style-name="P20"><text:span text:style-name="Strong_20_Emphasis">1.3</text:span> I have not implemented delivery/location/time slots </text:p>
        </text:list-item>
        <text:list-item>
          <text:p text:style-name="P20"><text:span text:style-name="Strong_20_Emphasis">1.5</text:span> I may not have fully implemented choosing a delivery location </text:p>
        </text:list-item>
        <text:list-item>
          <text:p text:style-name="P21"><text:span text:style-name="Strong_20_Emphasis">1.7</text:span> I have not implemented viewing order history </text:p>
        </text:list-item>
      </text:list>
      <text:h text:style-name="P15" text:outline-level="3"><text:span text:style-name="Strong_20_Emphasis">3 Admin</text:span></text:h>
      <text:list text:style-name="L5">
        <text:list-item>
          <text:p text:style-name="P22"><text:span text:style-name="Strong_20_Emphasis">3.1</text:span> I have basic accounts but not full role/permission management </text:p>
        </text:list-item>
      </text:list>
      <text:p text:style-name="Subtitle"><text:span text:style-name="Strong_20_Emphasis">FRs I have not completed / failed</text:span></text:p>
      <text:h text:style-name="P15" text:outline-level="3"><text:span text:style-name="Strong_20_Emphasis">1 Customers</text:span></text:h>
      <text:list text:style-name="L6">
        <text:list-item>
          <text:p text:style-name="P23"><text:span text:style-name="Strong_20_Emphasis">1.4</text:span> I have not implemented recurring orders </text:p>
        </text:list-item>
        <text:list-item>
          <text:p text:style-name="P24"><text:span text:style-name="Strong_20_Emphasis">1.6</text:span> I have not implemented order cancellation </text:p>
        </text:list-item>
      </text:list>
      <text:h text:style-name="P11" text:outline-level="3"><text:span text:style-name="Strong_20_Emphasis"><text:span text:style-name="T8">2</text:span></text:span><text:span text:style-name="Strong_20_Emphasis"> </text:span><text:span text:style-name="Strong_20_Emphasis"><text:span text:style-name="T8">Producers</text:span></text:span></text:h>
      <text:list text:style-name="L7">
        <text:list-item>
          <text:p text:style-name="P25"><text:span text:style-name="Strong_20_Emphasis"><text:span text:style-name="T8">2.3 </text:span></text:span><text:span text:style-name="Strong_20_Emphasis"><text:span text:style-name="T9">I have not implemented viewing incoming orders</text:span></text:span></text:p>
        </text:list-item>
      </text:list>
      <text:h text:style-name="P15" text:outline-level="3"><text:soft-page-break/><text:span text:style-name="Strong_20_Emphasis">3 Admin</text:span></text:h>
      <text:list text:style-name="L8">
        <text:list-item>
          <text:p text:style-name="P26"><text:span text:style-name="Strong_20_Emphasis">3.2</text:span> I have not implemented managing/rescheduling orders </text:p>
        </text:list-item>
        <text:list-item>
          <text:p text:style-name="P26"><text:span text:style-name="Strong_20_Emphasis">3.3</text:span> I have not implemented loyalty programs </text:p>
        </text:list-item>
        <text:list-item>
          <text:p text:style-name="P27"><text:span text:style-name="Strong_20_Emphasis">3.4</text:span> I have not implemented audit trails </text:p>
        </text:list-item>
      </text:list>
      <text:h text:style-name="P15" text:outline-level="3"><text:span text:style-name="Strong_20_Emphasis">4 System</text:span></text:h>
      <text:list text:style-name="L9">
        <text:list-item>
          <text:p text:style-name="P28"><text:span text:style-name="Strong_20_Emphasis">4.3</text:span> I have not tested response times </text:p>
        </text:list-item>
        <text:list-item>
          <text:p text:style-name="P28"><text:span text:style-name="Strong_20_Emphasis">4.4</text:span> I have not fully met WCAG accessibility </text:p>
        </text:list-item>
        <text:list-item>
          <text:p text:style-name="P29"><text:span text:style-name="Strong_20_Emphasis">4.5</text:span> I have not confirmed navigation bar for all users </text:p>
        </text:list-item>
      </text:list>
      <text:p text:style-name="Subtitle"><text:span text:style-name="Strong_20_Emphasis">NFRs I have completed</text:span></text:p>
      <text:h text:style-name="P15" text:outline-level="3"><text:span text:style-name="Strong_20_Emphasis">3 Usability</text:span></text:h>
      <text:list text:style-name="L10">
        <text:list-item>
          <text:p text:style-name="P30"><text:span text:style-name="Strong_20_Emphasis">3.1</text:span> I made the website easy to navigate </text:p>
        </text:list-item>
        <text:list-item>
          <text:p text:style-name="P30"><text:span text:style-name="Strong_20_Emphasis">3.2</text:span> I made product information clear </text:p>
        </text:list-item>
        <text:list-item>
          <text:p text:style-name="P31"><text:span text:style-name="Strong_20_Emphasis">3.3</text:span> I allowed users to complete orders in minimal steps </text:p>
        </text:list-item>
      </text:list>
      <text:h text:style-name="P15" text:outline-level="3"><text:span text:style-name="Strong_20_Emphasis">4 Accessibility</text:span></text:h>
      <text:list text:style-name="L11">
        <text:list-item>
          <text:p text:style-name="P32"><text:span text:style-name="Strong_20_Emphasis">4.2</text:span> I improved colour contrast </text:p>
        </text:list-item>
      </text:list>
      <text:p text:style-name="Subtitle"><text:span text:style-name="Strong_20_Emphasis">NFRs I have partially met</text:span></text:p>
      <text:h text:style-name="P15" text:outline-level="3"><text:span text:style-name="Strong_20_Emphasis">1 Performance</text:span></text:h>
      <text:list text:style-name="L12">
        <text:list-item>
          <text:p text:style-name="P33"><text:span text:style-name="Strong_20_Emphasis">1.1</text:span> I did not test page load times </text:p>
        </text:list-item>
        <text:list-item>
          <text:p text:style-name="P34"><text:span text:style-name="Strong_20_Emphasis">1.2</text:span> I did not test multiple users </text:p>
        </text:list-item>
      </text:list>
      <text:h text:style-name="P15" text:outline-level="3"><text:span text:style-name="Strong_20_Emphasis">2 Security</text:span></text:h>
      <text:list text:style-name="L13">
        <text:list-item>
          <text:p text:style-name="P35"><text:span text:style-name="Strong_20_Emphasis">2.2</text:span> I implemented login but not fully verified security </text:p>
        </text:list-item>
      </text:list>
      <text:h text:style-name="P15" text:outline-level="3"><text:span text:style-name="Strong_20_Emphasis">4 Accessibility</text:span></text:h>
      <text:list text:style-name="L14">
        <text:list-item>
          <text:p text:style-name="P36"><text:span text:style-name="Strong_20_Emphasis">4.1</text:span> I partially improved accessibility </text:p>
        </text:list-item>
        <text:list-item>
          <text:p text:style-name="P37"><text:span text:style-name="Strong_20_Emphasis">4.3</text:span> I have not fully met Equality Act compliance </text:p>
        </text:list-item>
      </text:list>
      <text:h text:style-name="P15" text:outline-level="3"><text:span text:style-name="Strong_20_Emphasis">5 Reliability</text:span></text:h>
      <text:list text:style-name="L15">
        <text:list-item>
          <text:p text:style-name="P38"><text:span text:style-name="Strong_20_Emphasis">5.1</text:span> I did not test uptime </text:p>
        </text:list-item>
        <text:list-item>
          <text:p text:style-name="P39"><text:span text:style-name="Strong_20_Emphasis">5.2</text:span> I have issues due to bugs </text:p>
        </text:list-item>
      </text:list>
      <text:p text:style-name="Subtitle"><text:span text:style-name="Strong_20_Emphasis">NFRs I have not achieved</text:span></text:p>
      <text:h text:style-name="P15" text:outline-level="3"><text:span text:style-name="Strong_20_Emphasis">2 Security</text:span></text:h>
      <text:list text:style-name="L16">
        <text:list-item>
          <text:p text:style-name="P40"><text:span text:style-name="Strong_20_Emphasis">2.1</text:span> I have not confirmed secure data storage </text:p>
        </text:list-item>
        <text:list-item>
          <text:p text:style-name="P41"><text:span text:style-name="Strong_20_Emphasis">2.3</text:span> I have not implemented GDPR / DPA compliance </text:p>
        </text:list-item>
      </text:list>
      <text:p text:style-name="Subtitle"><text:soft-page-break/><text:span text:style-name="Strong_20_Emphasis">Failures I identified during testing</text:span></text:p>
      <text:list text:style-name="L17">
        <text:list-item>
          <text:p text:style-name="P42">The order system is bugged </text:p>
        </text:list-item>
        <text:list-item>
          <text:p text:style-name="P42">The login system is bugged </text:p>
        </text:list-item>
        <text:list-item>
          <text:p text:style-name="P43">The “complete order” button does not work </text:p>
        </text:list-item>
      </text:list>
      <text:p text:style-name="P44">These issues mean:</text:p>
      <text:list text:style-name="L18">
        <text:list-item>
          <text:p text:style-name="P45">I have not fully met <text:span text:style-name="Strong_20_Emphasis">FR 1.2 (ordering process)</text:span> </text:p>
        </text:list-item>
        <text:list-item>
          <text:p text:style-name="P45">I have not fully met <text:span text:style-name="Strong_20_Emphasis">FR 4.1 (system functionality)</text:span> </text:p>
        </text:list-item>
        <text:list-item>
          <text:p text:style-name="P46">I have not met <text:span text:style-name="Strong_20_Emphasis">NFR 5.2 (reliability)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6T09:01:37.427430000</meta:creation-date>
    <dc:date>2026-04-02T15:12:17.859223500</dc:date>
    <meta:editing-duration>PT2H42M8S</meta:editing-duration>
    <meta:editing-cycles>10</meta:editing-cycles>
    <meta:generator>LibreOffice/25.8.5.2$Windows_X86_64 LibreOffice_project/9c8b85f387cc00a89945a79c9e6239f32e450ac2</meta:generator>
    <meta:document-statistic meta:table-count="0" meta:image-count="0" meta:object-count="0" meta:page-count="5" meta:paragraph-count="132" meta:word-count="1110" meta:character-count="6104" meta:non-whitespace-character-count="5120"/>
  </office:meta>
</office:document-meta>
</file>